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textarea-vertical-align="middle" draw:auto-grow-height="true" fo:min-height="8.459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subtitle">
      <style:graphic-properties draw:fill-color="#ffffff" draw:auto-grow-height="true" fo:min-height="5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Lucida San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text-style-name="P2" draw:layer="layout" svg:width="25.199cm" svg:height="5cm" svg:x="1.301cm" svg:y="9.5cm" presentation:class="subtitle" presentation:user-transformed="true">
          <draw:text-box>
            <text:p text:style-name="P1">На основе ISO/IEC TR 19759</text:p>
          </draw:text-box>
        </draw:frame>
        <draw:frame draw:style-name="gr1" draw:text-style-name="P4" draw:layer="layout" svg:width="27cm" svg:height="8.709cm" svg:x="0.5cm" svg:y="1.291cm">
          <draw:text-box>
            <text:p text:style-name="P3"><text:span text:style-name="T1">Курс CASWE01</text:span><text:span text:style-name="T1"><text:line-break/></text:span><text:span text:style-name="T1">Лекция 6</text:span><text:span text:style-name="T1"><text:line-break/></text:span><text:span text:style-name="T1">SOFTWARE CONFIGURATION MANAGE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NewRomanPS-BoldMT" svg:font-family="TimesNewRomanPS-BoldMT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1-31T16:12:58</dc:date>
    <meta:editing-duration>PT14H45M45S</meta:editing-duration>
    <meta:editing-cycles>44</meta:editing-cycles>
    <meta:generator>LibreOffice/7.4.5.1$Windows_X86_64 LibreOffice_project/9c0871452b3918c1019dde9bfac75448afc4b57f</meta:generator>
    <meta:document-statistic meta:object-count="25"/>
  </office:meta>
</office:document-meta>
</file>